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ERRON OLIARTE LUCIANO EUGEN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055655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TIP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515939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ERRON OLARTE LUCIANO EUGEN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055655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5 159 39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0/08/2021</text:p>
          </table:table-cell>
          <table:table-cell table:style-name="Tabla2.A3" office:value-type="string">
            <text:p text:style-name="P16">308539</text:p>
          </table:table-cell>
          <table:table-cell table:style-name="Tabla2.D3" office:value-type="string">
            <text:p text:style-name="P17">362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0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3:27:2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